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Times New Roman" fo:font-size="8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style:font-name="Arial Black" fo:font-size="60pt" fo:font-style="normal" fo:font-weight="bold"/>
    </style:style>
    <style:style style:name="T2" style:family="text">
      <style:text-properties fo:color="#ffffff" style:font-name="Arial Black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że, Twa łaska</text:span><text:span text:style-name="T1"><text:line-break/></text:span><text:span text:style-name="T1">nad nami jest</text:span><text:span text:style-name="T1"><text:line-break/></text:span><text:span text:style-name="T1">Twoja miłość</text:span><text:span text:style-name="T1"><text:line-break/></text:span><text:span text:style-name="T1">przychodzi wcią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ziałasz w mocy</text:span><text:span text:style-name="T1"><text:line-break/></text:span><text:span text:style-name="T1">pośród nas</text:span><text:span text:style-name="T1"><text:line-break/></text:span><text:span text:style-name="T1">Przenikasz serca,</text:span><text:span text:style-name="T1"><text:line-break/></text:span><text:span text:style-name="T1">gładzisz grzech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My chcemy</text:span><text:span text:style-name="T2"><text:line-break/></text:span><text:span text:style-name="T2">więcej Ciebie,</text:span><text:span text:style-name="T2"><text:line-break/></text:span><text:span text:style-name="T2">więcej łaski Twej</text:span><text:span text:style-name="T2"><text:line-break/></text:span><text:span text:style-name="T2">Pragniemy</text:span><text:span text:style-name="T2"><text:line-break/></text:span><text:span text:style-name="T2">więcej mocy,</text:span><text:span text:style-name="T2"><text:line-break/></text:span><text:span text:style-name="T2">więcej</text:span><text:span text:style-name="T2"><text:line-break/></text:span><text:span text:style-name="T2">miłości Twojej /x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Refren" style:family="graphic">
      <style:paragraph-properties fo:margin-left="0.884cm" fo:margin-right="0cm" fo:text-indent="0cm" style:text-autospace="none"/>
      <style:text-properties fo:font-size="24.7000007629395pt" fo:language="en" fo:country="US" fo:font-weight="bold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21T17:59:36</meta:creation-date>
    <dc:date>2013-12-08T21:50:11.935000000</dc:date>
    <dc:language>pl-PL</dc:language>
    <meta:editing-cycles>15</meta:editing-cycles>
    <meta:editing-duration>PT1H14M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